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3.4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0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,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4.425cm" svg:x="3cm" svg:y="2cm">
          <draw:text-box>
            <text:p>Power budget:</text:p>
            <text:p/>
            <text:p>Note: the 2GB version of the Pi5 has a reported load of under 6W = 5V x 1.2A, estimate worse case of 2A</text:p>
            <text:p/>
            <text:p>Assume on-time of 20 mins, energy used by Pi:</text:p>
            <text:p/>
            <text:p>5V * 2A * 0.33h <text:s/>= 3.3 watt hours (Wh)</text:p>
            <text:p/>
            <text:p>Assuming 0.1 Watt for standby during rest of day </text:p>
            <text:p/>
            <text:p>0.1W * 24h = 2.4 Wh. <text:s/>(ignoring 20 mins less)</text:p>
            <text:p/>
            <text:p>Total energy required for 24hr = <text:span text:style-name="T1">5.7</text:span> Wh</text:p>
            <text:p/>
            <text:p/>
            <text:p>Waveshare power management unit, has 3x18650 Li-ion batteries providing 3x2500mAh,</text:p>
            <text:p/>
            <text:p>Max battery energy capacity 5V x 7.5Ah = 37.5 Wh</text:p>
            <text:p/>
            <text:p>So fully charged batteries have plenty of capacity.</text:p>
            <text:p/>
            <text:p>From Pihut: 6V 3.5W Solar panel.</text:p>
            <text:p/>
            <text:p>Assume UK weather only gets 1.5W, then after four hours of daylight:</text:p>
            <text:p/>
            <text:p><text:s text:c="2"/>1.5(W) x 4(h) = <text:span text:style-name="T1">6</text:span> Wh</text:p>
            <text:p/>
            <text:p>So should get the 5.7Wh energy required per 24hr, note this assumes ‘worse case’ so hopefully should be well within power budget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14T10:40:33.105914694</dc:date>
    <meta:editing-duration>PT2H52M59S</meta:editing-duration>
    <meta:editing-cycles>36</meta:editing-cycles>
    <meta:generator>LibreOffice/7.3.7.2$Linux_X86_64 LibreOffice_project/30$Build-2</meta:generator>
    <meta:document-statistic meta:object-count="5"/>
  </office:meta>
</office:document-meta>
</file>